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4208" officeooo:paragraph-rsid="00204208"/>
    </style:style>
    <style:style style:name="P2" style:family="paragraph" style:parent-style-name="Standard">
      <style:text-properties officeooo:rsid="00204208" officeooo:paragraph-rsid="00204208"/>
    </style:style>
    <style:style style:name="P3" style:family="paragraph" style:parent-style-name="Standard">
      <style:text-properties officeooo:rsid="00223b73" officeooo:paragraph-rsid="00223b73"/>
    </style:style>
    <style:style style:name="P4" style:family="paragraph" style:parent-style-name="Standard">
      <style:text-properties officeooo:rsid="00263a4c" officeooo:paragraph-rsid="00263a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 eta dir komanduk erabilitte programi dauen karpeti topau</text:p>
      <text:p text:style-name="P1"/>
      <text:p text:style-name="P1">konpiletako: “gcc kaixomundua.c”</text:p>
      <text:p text:style-name="P1"/>
      <text:p text:style-name="P1">ejekutetako: “./a.out”</text:p>
      <text:p text:style-name="P1"/>
      <text:p text:style-name="P1"/>
      <text:p text:style-name="P3">ps-AF eindde prozesuk amaittu</text:p>
      <text:p text:style-name="P3"/>
      <text:p text:style-name="P4">kill (hil nahi den prozesuaren PID zenbaki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09:09:36.634068306</meta:creation-date>
    <meta:generator>LibreOffice/7.3.5.2$Linux_X86_64 LibreOffice_project/30$Build-2</meta:generator>
    <dc:date>2022-09-28T09:02:10.098530399</dc:date>
    <meta:editing-duration>PT55M39S</meta:editing-duration>
    <meta:editing-cycles>4</meta:editing-cycles>
    <meta:document-statistic meta:table-count="0" meta:image-count="0" meta:object-count="0" meta:page-count="1" meta:paragraph-count="5" meta:word-count="25" meta:character-count="186" meta:non-whitespace-character-count="166"/>
  </office:meta>
</office:document-meta>
</file>